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2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824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2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2cm" svg:x="2cm" svg:y="3.4cm">
          <text:p text:style-name="P1">Speech_sign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2.1cm" svg:x="7.7cm" svg:y="3.4cm">
          <text:p text:style-name="P1">With values/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cm" svg:height="2.1cm" svg:x="14cm" svg:y="3.4cm">
          <text:p text:style-name="P1">Filt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7cm" svg:y1="4.4cm" svg:x2="7.7cm" svg:y2="4.4cm">
          <text:p/>
        </draw:line>
        <draw:line draw:style-name="gr4" draw:text-style-name="P2" draw:layer="layout" svg:x1="12.4cm" svg:y1="4.5cm" svg:x2="14.1cm" svg:y2="4.5cm">
          <text:p/>
        </draw:line>
        <draw:custom-shape draw:style-name="gr5" draw:text-style-name="P1" draw:layer="layout" svg:width="4.9cm" svg:height="2.6cm" svg:x="20.5cm" svg:y="3.1cm">
          <text:p text:style-name="P1">LPC model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5cm" svg:y1="4.4cm" svg:x2="20.6cm" svg:y2="4.4cm">
          <text:p/>
        </draw:line>
        <draw:custom-shape draw:style-name="gr6" draw:text-style-name="P1" draw:layer="layout" svg:width="4.7cm" svg:height="2.7cm" svg:x="20.9cm" svg:y="8.1cm">
          <text:p text:style-name="P1">RNN/Model</text:p>
          <text:p text:style-name="P1">For classificatio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3.1cm" svg:y1="5.8cm" svg:x2="23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0:38:24.979450827</meta:creation-date>
    <dc:date>2017-02-14T10:41:52.055755164</dc:date>
    <meta:editing-duration>PT3M27S</meta:editing-duration>
    <meta:editing-cycles>1</meta:editing-cycles>
    <meta:document-statistic meta:object-count="9"/>
    <meta:generator>LibreOffice/5.1.4.2$Linux_X86_64 LibreOffice_project/10m0$Build-2</meta:generator>
  </office:meta>
</office:document-meta>
</file>